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85.15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21.86pt"/>
    </style:style>
    <style:style style:name="co8" style:family="table-column">
      <style:table-column-properties fo:break-before="auto" style:column-width="30.3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tag_rot_accuracy_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int_number</text:p>
          </table:table-cell>
          <table:table-cell office:value-type="string" calcext:value-type="string">
            <text:p>expected_angle</text:p>
          </table:table-cell>
          <table:table-cell office:value-type="string" calcext:value-type="string">
            <text:p>measured_an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yaw</text:p>
          </table:table-cell>
        </table:table-row>
        <table:table-row table:style-name="ro1">
          <table:table-cell office:value-type="string" calcext:value-type="string">
            <text:p>point_number</text:p>
          </table:table-cell>
          <table:table-cell office:value-type="string" calcext:value-type="string">
            <text:p>expected_angle</text:p>
          </table:table-cell>
          <table:table-cell office:value-type="string" calcext:value-type="string">
            <text:p>measured_an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yaw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0.000718099176883698" calcext:value-type="float">
            <text:p>-0.0007180992</text:p>
          </table:table-cell>
          <table:table-cell office:value-type="float" office:value="-0.0144731740951538" calcext:value-type="float">
            <text:p>-0.0144731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95980412492352" calcext:value-type="float">
            <text:p>-0.0195980412</text:p>
          </table:table-cell>
        </table:table-row>
        <table:table-row table:style-name="ro1">
          <table:table-cell office:value-type="string" calcext:value-type="string">
            <text:p>point_number</text:p>
          </table:table-cell>
          <table:table-cell office:value-type="string" calcext:value-type="string">
            <text:p>expected_angle</text:p>
          </table:table-cell>
          <table:table-cell office:value-type="string" calcext:value-type="string">
            <text:p>measured_an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yaw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.000026639811694622" calcext:value-type="float">
            <text:p>2.66E-05</text:p>
          </table:table-cell>
          <table:table-cell office:value-type="float" office:value="-0.0143101329803467" calcext:value-type="float">
            <text:p>-0.014310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47192911064684" calcext:value-type="float">
            <text:p>-0.01471929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0499323739892407" calcext:value-type="float">
            <text:p>-0.0049932374</text:p>
          </table:table-cell>
          <table:table-cell office:value-type="float" office:value="-0.000422538250684738" calcext:value-type="float">
            <text:p>-0.0004225383</text:p>
          </table:table-cell>
          <table:table-cell office:value-type="float" office:value="-0.0144354181289673" calcext:value-type="float">
            <text:p>-0.0144354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97125285053925" calcext:value-type="float">
            <text:p>-0.01971252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30.1383876949814" calcext:value-type="float">
            <text:p>-30.138387695</text:p>
          </table:table-cell>
          <table:table-cell office:value-type="float" office:value="-0.105136573791504" calcext:value-type="float">
            <text:p>-0.1051365738</text:p>
          </table:table-cell>
          <table:table-cell office:value-type="float" office:value="0.179156875610352" calcext:value-type="float">
            <text:p>0.1791568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1531069860879" calcext:value-type="float">
            <text:p>-30.1531069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-59.7882053166074" calcext:value-type="float">
            <text:p>-59.7882053166</text:p>
          </table:table-cell>
          <table:table-cell office:value-type="float" office:value="-0.105811141967773" calcext:value-type="float">
            <text:p>-0.105811142</text:p>
          </table:table-cell>
          <table:table-cell office:value-type="float" office:value="0.396635955810547" calcext:value-type="float">
            <text:p>0.39663595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9.8029246077139" calcext:value-type="float">
            <text:p>-59.80292460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-89.9873262694774" calcext:value-type="float">
            <text:p>-89.9873262695</text:p>
          </table:table-cell>
          <table:table-cell office:value-type="float" office:value="0.00866063117980957" calcext:value-type="float">
            <text:p>0.0086606312</text:p>
          </table:table-cell>
          <table:table-cell office:value-type="float" office:value="0.589855224609375" calcext:value-type="float">
            <text:p>0.5898552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0.0020455605838" calcext:value-type="float">
            <text:p>-90.00204556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-120.147620379839" calcext:value-type="float">
            <text:p>-120.1476203798</text:p>
          </table:table-cell>
          <table:table-cell office:value-type="float" office:value="0.196316040039063" calcext:value-type="float">
            <text:p>0.19631604</text:p>
          </table:table-cell>
          <table:table-cell office:value-type="float" office:value="0.697867919921875" calcext:value-type="float">
            <text:p>0.69786791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0.162339670945" calcext:value-type="float">
            <text:p>-120.16233967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-149.825858472913" calcext:value-type="float">
            <text:p>-149.8258584729</text:p>
          </table:table-cell>
          <table:table-cell office:value-type="float" office:value="0.407054473876953" calcext:value-type="float">
            <text:p>0.4070544739</text:p>
          </table:table-cell>
          <table:table-cell office:value-type="float" office:value="0.698679931640625" calcext:value-type="float">
            <text:p>0.6986799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9.840577764019" calcext:value-type="float">
            <text:p>-149.8405777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-179.987445534251" calcext:value-type="float">
            <text:p>-179.9874455343</text:p>
          </table:table-cell>
          <table:table-cell office:value-type="float" office:value="0.595864135742188" calcext:value-type="float">
            <text:p>0.5958641357</text:p>
          </table:table-cell>
          <table:table-cell office:value-type="float" office:value="0.584108825683594" calcext:value-type="float">
            <text:p>0.5841088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.997835174642" calcext:value-type="float">
            <text:p>179.99783517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float" office:value="149.869030363954" calcext:value-type="float">
            <text:p>149.869030364</text:p>
          </table:table-cell>
          <table:table-cell office:value-type="float" office:value="0.705441101074219" calcext:value-type="float">
            <text:p>0.7054411011</text:p>
          </table:table-cell>
          <table:table-cell office:value-type="float" office:value="0.395598602294922" calcext:value-type="float">
            <text:p>0.3955986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.854311072847" calcext:value-type="float">
            <text:p>149.85431107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20.182511899567" calcext:value-type="float">
            <text:p>120.1825118996</text:p>
          </table:table-cell>
          <table:table-cell office:value-type="float" office:value="0.70055908203125" calcext:value-type="float">
            <text:p>0.700559082</text:p>
          </table:table-cell>
          <table:table-cell office:value-type="float" office:value="0.18703466796875" calcext:value-type="float">
            <text:p>0.187034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.16779260846" calcext:value-type="float">
            <text:p>120.16779260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office:value-type="float" office:value="90.009079610968" calcext:value-type="float">
            <text:p>90.009079611</text:p>
          </table:table-cell>
          <table:table-cell office:value-type="float" office:value="0.591637084960937" calcext:value-type="float">
            <text:p>0.591637085</text:p>
          </table:table-cell>
          <table:table-cell office:value-type="float" office:value="-0.0164716205596924" calcext:value-type="float">
            <text:p>-0.0164716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9943603198615" calcext:value-type="float">
            <text:p>89.99436031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59.8771172940366" calcext:value-type="float">
            <text:p>59.877117294</text:p>
          </table:table-cell>
          <table:table-cell office:value-type="float" office:value="0.405919891357422" calcext:value-type="float">
            <text:p>0.4059198914</text:p>
          </table:table-cell>
          <table:table-cell office:value-type="float" office:value="-0.121277908325195" calcext:value-type="float">
            <text:p>-0.1212779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8623980029302" calcext:value-type="float">
            <text:p>59.86239800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office:value-type="float" office:value="30.1685415637734" calcext:value-type="float">
            <text:p>30.1685415638</text:p>
          </table:table-cell>
          <table:table-cell office:value-type="float" office:value="0.18928857421875" calcext:value-type="float">
            <text:p>0.1892885742</text:p>
          </table:table-cell>
          <table:table-cell office:value-type="float" office:value="-0.115812469482422" calcext:value-type="float">
            <text:p>-0.11581246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1538222726669" calcext:value-type="float">
            <text:p>30.15382227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office:value-type="float" office:value="-0.0158553649986673" calcext:value-type="float">
            <text:p>-0.015855365</text:p>
          </table:table-cell>
          <table:table-cell office:value-type="float" office:value="-0.00068549782037735" calcext:value-type="float">
            <text:p>-0.0006854978</text:p>
          </table:table-cell>
          <table:table-cell office:value-type="float" office:value="-0.0146277227401733" calcext:value-type="float">
            <text:p>-0.0146277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05746561051357" calcext:value-type="float">
            <text:p>-0.03057465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0" calcext:value-type="float">
            <text:p>390</text:p>
          </table:table-cell>
          <table:table-cell office:value-type="float" office:value="-0.000276200203641996" calcext:value-type="float">
            <text:p>-0.0002762002</text:p>
          </table:table-cell>
          <table:table-cell office:value-type="float" office:value="-0.00121388268470764" calcext:value-type="float">
            <text:p>-0.0012138827</text:p>
          </table:table-cell>
          <table:table-cell office:value-type="float" office:value="-0.0148830947875977" calcext:value-type="float">
            <text:p>-0.0148830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49954913101104" calcext:value-type="float">
            <text:p>-0.01499549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19:13:22.538980858</dc:date>
    <meta:editing-duration>PT1M16S</meta:editing-duration>
    <meta:editing-cycles>1</meta:editing-cycles>
    <meta:document-statistic meta:table-count="1" meta:cell-count="171" meta:object-count="0"/>
    <meta:generator>LibreOffice/5.1.6.2$Linux_X86_64 LibreOffice_project/10m0$Build-2</meta:generator>
  </office:meta>
</office:document-meta>
</file>